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Quotations">
      <style:text-properties officeooo:rsid="00163217" officeooo:paragraph-rsid="00163217"/>
    </style:style>
    <style:style style:name="P2" style:family="paragraph" style:parent-style-name="Standard">
      <style:text-properties officeooo:rsid="00163217" officeooo:paragraph-rsid="00163217"/>
    </style:style>
    <style:style style:name="P3" style:family="paragraph" style:parent-style-name="Standard">
      <style:text-properties officeooo:rsid="0018ce84" officeooo:paragraph-rsid="0018ce84"/>
    </style:style>
    <style:style style:name="P4" style:family="paragraph" style:parent-style-name="Standard">
      <style:text-properties officeooo:rsid="001aa3c5" officeooo:paragraph-rsid="001aa3c5"/>
    </style:style>
    <style:style style:name="P5" style:family="paragraph" style:parent-style-name="Quotations" style:list-style-name="L1"/>
    <style:style style:name="P6" style:family="paragraph" style:parent-style-name="Quotations" style:list-style-name="L1">
      <style:paragraph-properties fo:margin-top="0cm" fo:margin-bottom="0cm" style:contextual-spacing="false"/>
    </style:style>
    <style:style style:name="P7" style:family="paragraph" style:parent-style-name="Quotations" style:list-style-name="L2"/>
    <style:style style:name="P8" style:family="paragraph" style:parent-style-name="Quotations" style:list-style-name="L2">
      <style:paragraph-properties fo:margin-top="0cm" fo:margin-bottom="0cm" style:contextual-spacing="false"/>
    </style:style>
    <style:style style:name="P9" style:family="paragraph" style:parent-style-name="Standard">
      <style:text-properties officeooo:rsid="0018ce84" officeooo:paragraph-rsid="0018ce84"/>
    </style:style>
    <style:style style:name="P10" style:family="paragraph" style:parent-style-name="Standard">
      <style:text-properties officeooo:rsid="001fbc3f" officeooo:paragraph-rsid="001fbc3f"/>
    </style:style>
    <style:style style:name="P11" style:family="paragraph" style:parent-style-name="Standard">
      <style:text-properties officeooo:rsid="002064bf" officeooo:paragraph-rsid="002064bf"/>
    </style:style>
    <style:style style:name="T1" style:family="text">
      <style:text-properties officeooo:rsid="00177dd8"/>
    </style:style>
    <style:style style:name="T2" style:family="text">
      <style:text-properties officeooo:rsid="0018ce84"/>
    </style:style>
    <style:style style:name="T3" style:family="text">
      <style:text-properties officeooo:rsid="001aa3c5"/>
    </style:style>
    <style:style style:name="T4" style:family="text">
      <style:text-properties officeooo:rsid="001acbdc"/>
    </style:style>
    <style:style style:name="T5" style:family="text">
      <style:text-properties officeooo:rsid="001c5924"/>
    </style:style>
    <style:style style:name="T6" style:family="text">
      <style:text-properties officeooo:rsid="001c802a"/>
    </style:style>
    <style:style style:name="T7" style:family="text">
      <style:text-properties officeooo:rsid="001d51de"/>
    </style:style>
    <style:style style:name="T8" style:family="text">
      <style:text-properties officeooo:rsid="001ec844"/>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onjour,</text:p>
      <text:p text:style-name="P2">Nous avons été missionné par la société Riding Cities afin de mettre <text:span text:style-name="T4">à</text:span> jours leur site web.</text:p>
      <text:p text:style-name="P2">Ils nous ont fournis :</text:p>
      <text:p text:style-name="P2">- Le fichier contenant l’index.html le style.css ainsi que les images</text:p>
      <text:p text:style-name="P2">- La maquette qui contient le nouveau visuel du site web</text:p>
      <text:p text:style-name="P2"/>
      <text:p text:style-name="P2">MISSION : </text:p>
      <text:p text:style-name="P1"><text:span text:style-name="Emphasis"><text:span text:style-name="Strong_20_Emphasis">Client :</text:span></text:span><text:span text:style-name="Emphasis"> Riding Cities, association de skate</text:span><text:line-break/><text:span text:style-name="Emphasis"><text:span text:style-name="Strong_20_Emphasis">Mission :</text:span></text:span><text:span text:style-name="Emphasis"> actualiser la page Internet de Riding Cities de la façon suivante :</text:span></text:p>
      <text:list text:style-name="L1">
        <text:list-item>
          <text:p text:style-name="P6"><text:span text:style-name="Emphasis">Créer une nouvelle section, “Les membres fondateurs”, avec les noms et photos des créateurs de l’association.</text:span> </text:p>
        </text:list-item>
        <text:list-item>
          <text:p text:style-name="P5"><text:span text:style-name="Emphasis">Modifier la section comprenant le bouton “Télécharger le planning de cours” pour ajouter un titre et deux boutons permettant de télécharger deux plannings de cours différents (un pour les enfants et un pour les adultes).</text:span> </text:p>
        </text:list-item>
      </text:list>
      <text:p text:style-name="Quotations"><text:span text:style-name="Emphasis">Informations sur le code :</text:span></text:p>
      <text:list text:style-name="L2">
        <text:list-item>
          <text:p text:style-name="P8"><text:span text:style-name="Emphasis">Il n’y a que du code HTML à développer.</text:span> </text:p>
        </text:list-item>
        <text:list-item>
          <text:p text:style-name="P8"><text:span text:style-name="Emphasis">Le code existant contient des lignes qui pourront être réutilisées et adaptées pour obtenir le résultat de la maquette.</text:span> </text:p>
        </text:list-item>
        <text:list-item>
          <text:p text:style-name="P7"><text:span text:style-name="Emphasis">Le code CSS est déjà en place : je devrai copier-coller les classes CSS déjà écrites pour ordonner et mettre en forme les éléments comme sur la maquette.</text:span> </text:p>
        </text:list-item>
      </text:list>
      <text:p text:style-name="P2"/>
      <text:p text:style-name="P2">Étapes du projet :</text:p>
      <text:p text:style-name="P2">- Lecture de la demande du client afin de comprendre sa demande</text:p>
      <text:p text:style-name="P2">- Mise en place d’un git pour avoir une sauvegarde du projet (en cas de pépin)</text:p>
      <text:p text:style-name="P2">- Ouverture et lecture du code index.html et style.css avec visual studio code</text:p>
      <text:p text:style-name="P2">- Après une lecture du code, édition du code afin d’ajout<text:span text:style-name="T4">er</text:span> la deuxième section contenant les membres fondateurs <text:span text:style-name="T1">avec leurs images et leur</text:span><text:span text:style-name="T5">s</text:span><text:span text:style-name="T1"> textes, ainsi que la troisième section contenant les deux boutons pour télécharger les fichiers.</text:span></text:p>
      <text:p text:style-name="P2">- <text:span text:style-name="T1">Mise en forme des sections et de ce quel contient grâce au code css</text:span></text:p>
      <text:p text:style-name="P2">- <text:span text:style-name="T1">Ajout de commentaire afin de séparer les sections (pour mieux nous y retrouvez)</text:span></text:p>
      <text:p text:style-name="P2">-<text:span text:style-name="T1">Re lecture du code afin de voir si rien n’a été oubli</text:span><text:span text:style-name="T5">é</text:span></text:p>
      <text:p text:style-name="P2">- <text:span text:style-name="T1">Après mainte vérification, nous obtenons un site web ressemblant a leur demande</text:span><text:span text:style-name="T6">s</text:span><text:span text:style-name="T1">.</text:span></text:p>
      <text:p text:style-name="P2">- <text:span text:style-name="T1">Une seule différence entre la maquette et le projet final est visible, c’est l’écart entre le nom du fondateur et son style de sport. N’aillant pas la possibilité de modifier le CSS nous aurons donc cet écart si nous avions été autorisé nous aurions ajouté une balise dans le css afin de mettre seulement la couleur car actuellement nous utilisons l’</text:span><text:span text:style-name="T2">élément</text:span><text:span text:style-name="T1"> paragraphe qui donne donc cet écart.</text:span></text:p>
      <text:p text:style-name="P10">-Je vais vous expliquez comment j’ai éditer ce projet, j’ai ajouté une section avec la classe qui contient le dégradé de couleur comme demandé sur la maquette qui se situe sur le fichier css (ligne 122) ainsi que l’alignement du texte au centre (ligne 132) avec la balise WhiteContentSection afin que les textes et leurs balises soit de couleurs blanches.</text:p>
      <text:p text:style-name="P11">Nous recommençons le même procédé pour les fichiers a télécharger mais cette fois si avec un fond gris SectionLightGreyBackground (ligne 137) nous y ajoutons dans cette section deux boutons dont un avec la couleur rouge (pour adultes) et l’autre avec la couleur qui tire sur le rose (pour enfants) avec l’accès au documents fournis par notre client</text:p>
      <text:p text:style-name="P3">Une des choses qui m’<text:span text:style-name="T7">a</text:span> embêter c’est l’écart entre les textes qui ne donne pas comme sur la maquette et donc la contrainte de laisser tels quelle.</text:p>
      <text:p text:style-name="P3">Ce que j’ai appréci<text:span text:style-name="T8">é</text:span> dans le projet c’est la recherche <text:span text:style-name="T3">entre les deux code</text:span><text:span text:style-name="T8">s</text:span><text:span text:style-name="T3"> html et css</text:span> afin de mettre en forme comme la demandé le client.</text:p>
      <text:p text:style-name="P4"><text:soft-page-break/></text:p>
      <text:p text:style-name="P4">Mes Questions :</text:p>
      <text:p text:style-name="P4"/>
      <text:p text:style-name="P4">AUCUNE POUR LE MOME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14T10:56:37.860000000</meta:creation-date>
    <dc:date>2023-07-18T18:59:28.578000000</dc:date>
    <meta:editing-duration>PT1H57M57S</meta:editing-duration>
    <meta:editing-cycles>11</meta:editing-cycles>
    <meta:generator>LibreOffice/7.5.2.2$Windows_X86_64 LibreOffice_project/53bb9681a964705cf672590721dbc85eb4d0c3a2</meta:generator>
    <meta:document-statistic meta:table-count="0" meta:image-count="0" meta:object-count="0" meta:page-count="2" meta:paragraph-count="29" meta:word-count="567" meta:character-count="3237" meta:non-whitespace-character-count="2698"/>
  </office:meta>
</office:document-meta>
</file>